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use-window-font-color="true" officeooo:paragraph-rsid="001a06da"/>
    </style:style>
    <style:style style:name="P9" style:family="paragraph" style:parent-style-name="Standard">
      <style:paragraph-properties fo:text-align="end" style:justify-single-word="false"/>
      <style:text-properties style:use-window-font-color="true" fo:font-size="12pt" officeooo:rsid="00289bf1" officeooo:paragraph-rsid="00289bf1" style:font-name-asian="Arial" style:font-size-asian="12pt" style:font-size-complex="12pt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officeooo:paragraph-rsid="001842ae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.951cm" style:auto-text-indent="false"/>
      <style:text-properties style:use-window-font-color="true" fo:font-size="12pt" officeooo:rsid="001a2f7d" officeooo:paragraph-rsid="001a2f7d" style:font-size-asian="12pt" style:language-asian="ru" style:country-asian="RU" style:font-size-complex="12pt"/>
    </style:style>
    <style:style style:name="P16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.951cm" style:auto-text-indent="false"/>
      <style:text-properties fo:color="#ff0000" fo:font-size="12pt" officeooo:paragraph-rsid="0032dc8e" style:font-size-asian="12pt" style:language-asian="ru" style:country-asian="RU" style:font-size-complex="12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7051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24e0ab" style:font-size-asian="12pt" style:font-size-complex="12pt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font-size-asian="12pt" style:font-size-complex="12pt" style:font-style-complex="italic" style:font-weight-complex="bold"/>
    </style:style>
    <style:style style:name="T17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style:use-window-font-color="true" fo:font-size="12pt" style:text-underline-style="none" fo:font-weight="bold" officeooo:rsid="0024e0ab" style:font-name-asian="Arial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officeooo:rsid="00170516" style:font-size-asian="12pt" style:font-size-complex="12pt" style:font-style-complex="italic" style:font-weight-complex="bold"/>
    </style:style>
    <style:style style:name="T21" style:family="text">
      <style:text-properties style:use-window-font-color="true" fo:font-size="12pt" officeooo:rsid="0024e0ab" style:font-size-asian="12pt" style:font-size-complex="12pt" style:font-style-complex="italic" style:font-weight-complex="bold"/>
    </style:style>
    <style:style style:name="T22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3" style:family="text">
      <style:text-properties style:use-window-font-color="true" fo:font-size="12pt" fo:font-weight="bold" officeooo:rsid="001a06da" style:font-size-asian="12pt" style:font-weight-asian="bold" style:font-size-complex="12pt" style:font-style-complex="italic" style:font-weight-complex="bold"/>
    </style:style>
    <style:style style:name="T24" style:family="text">
      <style:text-properties style:use-window-font-color="true" fo:font-size="12pt" fo:font-weight="bold" officeooo:rsid="00170516" style:font-size-asian="12pt" style:font-weight-asian="bold" style:font-size-complex="12pt" style:font-style-complex="italic" style:font-weight-complex="bold"/>
    </style:style>
    <style:style style:name="T25" style:family="text">
      <style:text-properties style:use-window-font-color="true" officeooo:rsid="00170516"/>
    </style:style>
    <style:style style:name="T26" style:family="text">
      <style:text-properties style:use-window-font-color="true" fo:font-weight="normal" officeooo:rsid="001a2f7d" style:font-weight-asian="normal" style:font-weight-complex="normal"/>
    </style:style>
    <style:style style:name="T27" style:family="text">
      <style:text-properties style:use-window-font-color="true" fo:font-weight="normal" officeooo:rsid="0031034b" style:font-weight-asian="normal" style:font-weight-complex="normal"/>
    </style:style>
    <style:style style:name="T28" style:family="text">
      <style:text-properties style:use-window-font-color="true" fo:font-weight="normal" officeooo:rsid="0032dc8e" style:font-weight-asian="normal" style:font-weight-complex="normal"/>
    </style:style>
    <style:style style:name="T29" style:family="text">
      <style:text-properties style:use-window-font-color="true" fo:font-weight="bold" officeooo:rsid="001a2f7d" style:font-weight-asian="bold" style:font-weight-complex="bold"/>
    </style:style>
    <style:style style:name="T30" style:family="text">
      <style:text-properties style:use-window-font-color="true" fo:font-weight="bold" officeooo:rsid="0031034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3"><text:span text:style-name="Internet_20_link"><text:span text:style-name="T19">{{Получатель.Наименование}}</text:span></text:span><text:span text:style-name="Internet_20_link"><text:span text:style-name="T15"> </text:span></text:span></text:p>
            <text:p text:style-name="P8"><text:span text:style-name="T8">ИНН </text:span><text:span text:style-name="T11">{{Получатель.ИНН}}</text:span><text:span text:style-name="T14">,</text:span></text:p>
            <text:p text:style-name="P9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/>
      <text:p text:style-name="P6"/>
      <text:p text:style-name="P7">ПРЕТЕНЗИЯ</text:p>
      <text:p text:style-name="P7">об оплате задолженности по договору</text:p>
      <text:p text:style-name="P7"/>
      <text:p text:style-name="P12"><text:span text:style-name="T5">Между </text:span><text:span text:style-name="T21">{{Получатель.Наименование}}</text:span><text:span text:style-name="T5"> <text:s/>и </text:span><text:span text:style-name="T21">{{Отправитель.Наименование}}</text:span><text:span text:style-name="T5"> </text:span><text:span text:style-name="T6">{{ДатаДоговора}}</text:span><text:span text:style-name="T16"> </text:span><text:span text:style-name="T5">заключен договор </text:span><text:span text:style-name="T20">{{НаименованиеДоговора}}</text:span><text:span text:style-name="T5"> (</text:span><text:span text:style-name="T7">далее - Договор</text:span><text:span text:style-name="T5">). </text:span></text:p>
      <text:p text:style-name="P11"><text:span text:style-name="T5">В соответствии с условиями Договора, </text:span><text:span text:style-name="T20">{{Содержание}}</text:span></text:p>
      <text:p text:style-name="P10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3"> в течение</text:span><text:span text:style-name="T18"> </text:span><text:span text:style-name="T23">{{Дни}}</text:span><text:span text:style-name="T13"> дней с момента получения Вами настоящей претензии</text:span><text:span text:style-name="T10">:</text:span></text:p>
      <text:p text:style-name="P10"><text:span text:style-name="T10">- <text:s/></text:span><text:span text:style-name="T13">погасить задолженность по договору в размере</text:span><text:span text:style-name="T18"> </text:span><text:span text:style-name="T24">{{Сумма}}</text:span><text:span text:style-name="T17"> </text:span><text:span text:style-name="T22">руб</text:span><text:span text:style-name="T13">.</text:span></text:p>
      <text:p text:style-name="P10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3"/>
      <text:p text:style-name="P13"/>
      <text:p text:style-name="P15">{{Отправитель.РуководительДолжность}}</text:p>
      <text:p text:style-name="P17"><text:span text:style-name="T25">{{Отправитель.Наименование}}</text:span><text:tab/> <text:s text:c="19"/><text:span text:style-name="T28">{{ShortName(Отправитель.РуководительФИО)}}</text:span></text:p>
      <text:p text:style-name="P14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04:00</meta:creation-date>
    <dc:date>2019-09-12T13:07:29.717799842</dc:date>
    <meta:print-date>2018-01-26T11:28:00</meta:print-date>
    <meta:editing-cycles>29</meta:editing-cycles>
    <meta:editing-duration>PT1H45M19S</meta:editing-duration>
    <meta:generator>LibreOffice/4.2.8.2$Linux_x86 LibreOffice_project/420m0$Build-2</meta:generator>
    <meta:document-statistic meta:table-count="1" meta:image-count="0" meta:object-count="0" meta:page-count="1" meta:paragraph-count="13" meta:word-count="102" meta:character-count="1054" meta:non-whitespace-character-count="931"/>
  </office:meta>
</office:document-meta>
</file>